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3.8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draw:auto-grow-height="true" fo:min-height="12.18cm"/>
    </style:style>
    <style:style style:name="pr6" style:family="presentation" style:parent-style-name="Inspiration-notes">
      <style:graphic-properties draw:fill-color="#ffffff" draw:auto-grow-height="true" fo:min-height="13.364cm"/>
    </style:style>
    <style:style style:name="P1" style:family="paragraph">
      <style:paragraph-properties fo:text-align="start"/>
    </style:style>
    <style:style style:name="P2" style:family="paragraph">
      <style:text-properties fo:font-size="20pt"/>
    </style:style>
    <style:style style:name="P3" style:family="paragraph">
      <style:text-properties fo:font-size="29.3999996185303pt"/>
    </style:style>
    <style:style style:name="P4" style:family="paragraph">
      <style:paragraph-properties style:text-autospace="none"/>
    </style:style>
    <style:style style:name="P5" style:family="paragraph">
      <style:text-properties fo:font-size="24pt" style:font-size-asian="24pt" style:font-size-complex="24pt"/>
    </style:style>
    <style:style style:name="T1" style:family="text">
      <style:text-properties fo:font-size="20pt"/>
    </style:style>
    <style:style style:name="T2" style:family="text">
      <style:text-properties fo:font-size="28pt" style:font-size-asian="28pt" style:font-size-complex="28pt"/>
    </style:style>
    <style:style style:name="T3" style:family="text">
      <style:text-properties style:font-name="Arial2" fo:font-size="24pt" style:font-name-asian="Arial2" style:font-size-asian="24pt" style:font-name-complex="Arial2"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217cm" svg:y="0.812cm" presentation:class="title" presentation:user-transformed="true">
          <draw:text-box>
            <text:p>Public Data Access</text:p>
          </draw:text-box>
        </draw:frame>
        <draw:frame presentation:style-name="pr2" draw:layer="layout" svg:width="20.444cm" svg:height="3.89cm" svg:x="1.4cm" svg:y="3.984cm" presentation:class="subtitle" presentation:user-transformed="true">
          <draw:text-box>
            <text:p xml:id="id1" text:id="id1" text:style-name="P1">or: How I Learned to Stop Worrying and Love Transparenc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presentation:user-transformed="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 is our data public?</text:p>
          </draw:text-box>
        </draw:frame>
        <draw:frame presentation:style-name="pr5" draw:layer="layout" svg:width="25.199cm" svg:height="12.18cm" svg:x="1.4cm" svg:y="4.914cm" presentation:class="outline" presentation:user-transformed="true">
          <draw:text-box>
            <text:list text:style-name="L2">
              <text:list-header>
                <text:p xml:id="id2" text:id="id2">State Constitution (Section 8)</text:p>
                <text:p xml:id="id3" text:id="id3">State Laws (§ 25-19-101)</text:p>
                <text:p xml:id="id4" text:id="id4">Court Rules (Administrative Order 1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2" presentation:class="page"/>
          <draw:frame presentation:style-name="pr3" draw:layer="layout" svg:width="17cm" svg:height="14cm" svg:x="2cm" svg:y="13cm" presentation:class="notes">
            <draw:text-box>
              <text:p>To start off with, we should talk about why our data is public in the first place.</text:p>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tate Constitution</text:p>
          </draw:text-box>
        </draw:frame>
        <draw:frame presentation:style-name="pr5" draw:layer="layout" svg:width="25.2cm" svg:height="12.18cm" svg:x="1.4cm" svg:y="5cm" presentation:class="outline">
          <draw:text-box>
            <text:list text:style-name="L2">
              <text:list-header>
                <text:p xml:id="id5" text:id="id5">Section 8</text:p>
                <text:p xml:id="id6" text:id="id6">In all criminal prosecutions, the accused shall enjoy the right to a speedy and public trial...</text:p>
                <text:p xml:id="id7" text:id="id7">187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3" presentation:class="page"/>
          <draw:frame presentation:style-name="pr6" draw:text-style-name="P2" draw:layer="layout" svg:width="16.799cm" svg:height="13.364cm" svg:x="1.701cm" svg:y="14cm" presentation:class="notes" presentation:user-transformed="true">
            <draw:text-box>
              <text:p><text:span text:style-name="T1">What does a public trial mean in this day and age?</text:span></text:p>
              <text:p><text:span text:style-name="T1"/></text:p>
              <text:p><text:span text:style-name="T1">Inherited this GB Jurisprudence which is an attempt to prevent malevolent prosecutions, corrupt judges and perjurious witnesses. </text:span></text:p>
              <text:p><text:span text:style-name="T1"/></text:p>
              <text:p><text:span text:style-name="T1">This was of course drafted in ....</text:span></text:p>
              <text:p><text:span text:style-name="T1"/></text:p>
              <text:p><text:span text:style-name="T1">Bare minimum to allow the public to visit a trial while it is in progress, or view it online while it is occuring.</text:span></text:p>
              <text:p><text:span text:style-name="T1"/></text:p>
              <text:p><text:span text:style-name="T1">Ability to review what happened in a trial after the fact, not just pertinent for the legal community, also needed for example by historians.</text:span></text:p>
              <text:p><text:span text:style-name="T1"/></text:p>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tate Laws</text:p>
          </draw:text-box>
        </draw:frame>
        <draw:frame presentation:style-name="pr5" draw:layer="layout" svg:width="25.199cm" svg:height="12.18cm" svg:x="1.4cm" svg:y="4.914cm" presentation:class="outline" presentation:user-transformed="true">
          <draw:text-box>
            <text:list text:style-name="L2">
              <text:list-header>
                <text:p>§ 25-19-102</text:p>
                <text:p>It is vital in a democratic society that public business be performed in an open and public manner so that the electors shall be advised of the performance of public officials and of the decisions that are reached in public activity and in making public policy. Toward this end, this chapter is adopted, making it possible for them or their representatives to learn and to report fully the activities of their public officials.</text:p>
                <text:p/>
              </text:list-header>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3" draw:text-style-name="P2" draw:layer="layout" svg:width="17cm" svg:height="14cm" svg:x="2cm" svg:y="13cm" presentation:class="notes">
            <draw:text-box>
              <text:p text:style-name="P2">FOI act from AR law, modeled after its federal equivalent.</text:p>
              <text:p text:style-name="P2"/>
              <text:p text:style-name="P2">Shows that AR legislator believes in the concept of accountability through transparency.</text:p>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dministrative Order 19</text:p>
          </draw:text-box>
        </draw:frame>
        <draw:frame presentation:style-name="pr5" draw:layer="layout" svg:width="25.199cm" svg:height="12.18cm" svg:x="1.4cm" svg:y="4.914cm" presentation:class="outline" presentation:user-transformed="true">
          <draw:text-box>
            <text:list text:style-name="L2">
              <text:list-header>
                <text:p xml:id="id8" text:id="id8">(1) promote accessibility to court records;</text:p>
                <text:p xml:id="id9" text:id="id9">(3) promote governmental accountability;</text:p>
                <text:p xml:id="id10" text:id="id10">A. All persons have access to court records as provided in this order, except as provided in section II(B) of this order.</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5" presentation:class="page"/>
          <draw:frame presentation:style-name="pr3" draw:layer="layout" svg:width="17cm" svg:height="14cm" svg:x="2cm" svg:y="13cm" presentation:class="notes">
            <draw:text-box>
              <text:p>Points are from the intent of the AO and show who is allowed to have this information.</text:p>
              <text:p/>
              <text:p>Section II(B) revolves around sealed and expunged records.</text:p>
              <text:p/>
              <text:p>A theme through these laws is the idea that transparency will increase the accountability of government and thus hopefully its credibility as well.</text:p>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 should we care?</text:p>
          </draw:text-box>
        </draw:frame>
        <draw:frame presentation:style-name="pr5" draw:layer="layout" svg:width="25.2cm" svg:height="12.18cm" svg:x="1.4cm" svg:y="5cm" presentation:class="outline">
          <draw:text-box>
            <text:list text:style-name="L2">
              <text:list-item>
                <text:p>Theory of Democracy</text:p>
              </text:list-item>
              <text:list-item>
                <text:p>Trust of the public</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3" draw:text-style-name="P3" draw:layer="layout" svg:width="17cm" svg:height="14cm" svg:x="2cm" svg:y="13cm" presentation:class="notes" presentation:user-transformed="true">
            <draw:text-box>
              <text:p>One of the key points to the theory of democracy, is that the electorate must be informed to make good choices. <text:s/>Being that many positions in the judicial system are elected, it only seems right that we should attempt to inform the electorate.</text:p>
              <text:p/>
              <text:p>For a legal system to truly work, it must be trusted by the public to be fair.</text:p>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search</text:p>
          </draw:text-box>
        </draw:frame>
        <draw:frame presentation:style-name="pr5" draw:layer="layout" svg:width="25.199cm" svg:height="12.18cm" svg:x="1.4cm" svg:y="4.914cm" presentation:class="outline" presentation:user-transformed="true">
          <draw:text-box>
            <text:list text:style-name="L2">
              <text:list-item>
                <text:p><text:span text:style-name="T2">Transparency and Trust – Stephan Grimmelkhuijsen</text:span></text:p>
                <text:p><text:span text:style-name="T2">Post doctoral researcher, Utrecht University</text:span></text:p>
                <text:p><text:span text:style-name="T2"/></text:p>
              </text:list-item>
              <text:list-item>
                <text:p><text:span text:style-name="T2">Court System Transparency - Lynn M. LoPucki </text:span></text:p>
                <text:p><text:span text:style-name="T2">University of California, Los Angeles (UCLA) - School of Law</text:span></text:p>
                <text:p><text:span text:style-name="T2"/></text:p>
                <text:p/>
              </text:list-item>
            </text:list>
          </draw:text-box>
        </draw:frame>
        <presentation:notes draw:style-name="dp2">
          <office:forms form:automatic-focus="false" form:apply-design-mode="false"/>
          <draw:page-thumbnail draw:style-name="gr1" draw:layer="layout" svg:width="12.75cm" svg:height="9.56cm" svg:x="4.318cm" svg:y="2.632cm" draw:page-number="7" presentation:class="page"/>
          <draw:frame presentation:style-name="pr3" draw:text-style-name="P3" draw:layer="layout" svg:width="17cm" svg:height="15.029cm" svg:x="2cm" svg:y="13cm" presentation:class="notes" presentation:user-transformed="true">
            <draw:text-box>
              <text:p>Search internet transparency, government and trust</text:p>
              <text:p>Confirmation bias</text:p>
              <text:p>Does actually lead to a more informed electorate, they might just trust the government less after what they find out.</text:p>
              <text:p/>
              <text:p>Second study is talking about how bad the current transparency of court systems is from a technology stand point and how this is holding back innovation</text:p>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data do we have?</text:p>
          </draw:text-box>
        </draw:frame>
        <draw:frame presentation:style-name="pr5" draw:layer="layout" svg:width="25.2cm" svg:height="12.18cm" svg:x="1.4cm" svg:y="5cm" presentation:class="outline">
          <draw:text-box>
            <text:list text:style-name="L2">
              <text:list-item>
                <text:p>Cases</text:p>
              </text:list-item>
              <text:list-item>
                <text:p>Case Statistics</text:p>
              </text:list-item>
              <text:list-item>
                <text:p>Judge/Lawyer Statistics</text:p>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dministrative Order 19</text:p>
          </draw:text-box>
        </draw:frame>
        <draw:frame presentation:style-name="pr5" draw:text-style-name="P5" draw:layer="layout" svg:width="25.199cm" svg:height="12.18cm" svg:x="1.4cm" svg:y="4.914cm" presentation:class="outline" presentation:user-transformed="true">
          <draw:text-box>
            <text:p text:style-name="P4"><text:span text:style-name="T3">A. Courts should endeavor to make at least the following information, when available in electronic form, remotely accessible to the public:</text:span></text:p>
            <text:p text:style-name="P4"><text:span text:style-name="T3">(1) litigant/party/attorney indexes to cases filed with the court;</text:span></text:p>
            <text:p text:style-name="P4"><text:span text:style-name="T3">(2) listings of case filings, including the names of the parties;</text:span></text:p>
            <text:p text:style-name="P4"><text:span text:style-name="T3">(3) the register of actions or docket sheets;</text:span></text:p>
            <text:p text:style-name="P4"><text:span text:style-name="T3">(4) calendars or dockets of court proceedings, including case numbers and captions, date and time of hearings, and location of hearings;</text:span></text:p>
            <text:p text:style-name="P4"><text:span text:style-name="T3">(5) judgments, orders, or decrees.</text:span></text:p>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text-style-name="P3" draw:layer="layout" svg:width="17cm" svg:height="14cm" svg:x="2cm" svg:y="13cm" presentation:class="notes">
            <draw:text-box>
              <text:p text:style-name="P3">AO19s remarks on what information needs to be online.</text:p>
              <text:p text:style-name="P3"/>
              <text:p text:style-name="P3">Notes that further information is up to discretion of judges.</text:p>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ses</text:p>
          </draw:text-box>
        </draw:frame>
        <draw:frame presentation:style-name="pr5" draw:layer="layout" svg:width="25.2cm" svg:height="12.18cm" svg:x="1.4cm" svg:y="5cm" presentation:class="outline" presentation:user-transformed="true">
          <draw:text-box>
            <text:list text:style-name="L2">
              <text:list-item>
                <text:p>Parties</text:p>
              </text:list-item>
              <text:list-item>
                <text:p>Charges</text:p>
              </text:list-item>
              <text:list-item>
                <text:p>Events</text:p>
              </text:list-item>
              <text:list-item>
                <text:p>Financial Information</text:p>
              </text:list-item>
              <text:list-item>
                <text:p>Case filings</text:p>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3" draw:layer="layout" svg:width="17cm" svg:height="14cm" svg:x="2cm" svg:y="13cm" presentation:class="notes">
            <draw:text-box>
              <text:p>Bare bones information that satisfies the requirements of AO19.</text:p>
              <text:p/>
              <text:p>This is what court connect currently contains.</text:p>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se Statistics</text:p>
          </draw:text-box>
        </draw:frame>
        <draw:frame presentation:style-name="pr5" draw:layer="layout" svg:width="25.2cm" svg:height="12.18cm" svg:x="1.4cm" svg:y="5cm" presentation:class="outline" presentation:user-transformed="true">
          <draw:text-box>
            <text:list text:style-name="L2">
              <text:list-item>
                <text:p>Average case length by type</text:p>
              </text:list-item>
              <text:list-item>
                <text:p>Fines leveled based on offenses</text:p>
              </text:list-item>
              <text:list-item>
                <text:p>Crime conviction rates in different areas</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3" draw:layer="layout" svg:width="17cm" svg:height="14cm" svg:x="2cm" svg:y="13cm" presentation:class="notes" presentation:user-transformed="true">
            <draw:text-box>
              <text:p>Meta-data we have about cases, and as the NSA will tell you, meta-data isn't data so you should have no expectation of privacy about it. <text:s/>There are also some supreme court cases backing up this idea.</text:p>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Judge/Lawyer Statistics</text:p>
          </draw:text-box>
        </draw:frame>
        <draw:frame presentation:style-name="pr5" draw:layer="layout" svg:width="25.2cm" svg:height="12.18cm" svg:x="1.4cm" svg:y="5cm" presentation:class="outline">
          <draw:text-box>
            <text:list text:style-name="L2">
              <text:list-item>
                <text:p>Types of cases heard</text:p>
              </text:list-item>
              <text:list-item>
                <text:p>Average length of cases</text:p>
              </text:list-item>
              <text:list-item>
                <text:p>Conviction/win rate by charge/type</text:p>
              </text:list-item>
            </text:list>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3" draw:layer="layout" svg:width="17cm" svg:height="14cm" svg:x="2cm" svg:y="13cm" presentation:class="notes">
            <draw:text-box>
              <text:p>Currently this information is not compiled anywhere I can find, despite how interesting and useful it might be to the public. <text:s/>Much like the last section this is just meta-data about public officials, in the case of judges.</text:p>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could we do better?</text:p>
          </draw:text-box>
        </draw:frame>
        <draw:frame presentation:style-name="pr5" draw:layer="layout" svg:width="25.2cm" svg:height="12.18cm" svg:x="1.4cm" svg:y="5cm" presentation:class="outline">
          <draw:text-box>
            <text:list text:style-name="L2">
              <text:list-item>
                <text:p>Make it clear where we have data from</text:p>
              </text:list-item>
              <text:list-item>
                <text:p>Allow searching for things other than specific cases</text:p>
              </text:list-item>
              <text:list-item>
                <text:p>Return data in a way better suited for computers</text:p>
                <text:p/>
              </text:list-item>
            </text:list>
          </draw:text-box>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3" draw:layer="layout" svg:width="17cm" svg:height="14cm" svg:x="2cm" svg:y="13cm" presentation:class="notes">
            <draw:text-box>
              <text:p>We meet the bare minimum right now.</text:p>
              <text:p/>
              <text:p>Can we do better without needing the permission of judges.</text:p>
              <text:p/>
              <text:p>Or even better, could we produce a way of displaying information that is compelling enough that judges want to be a part of it.</text:p>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re access to statistical data</text:p>
          </draw:text-box>
        </draw:frame>
        <draw:frame presentation:style-name="pr5" draw:layer="layout" svg:width="25.2cm" svg:height="12.18cm" svg:x="1.4cm" svg:y="5cm" presentation:class="outline">
          <draw:text-box>
            <text:list text:style-name="L2">
              <text:list-item>
                <text:p>Currently statistical data is very difficult to find</text:p>
              </text:list-item>
              <text:list-item>
                <text:p>Not connected to the current case searching system</text:p>
              </text:list-item>
              <text:list-item>
                <text:p>Don't just present the results, but the scrubbed raw data</text:p>
                <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3" draw:layer="layout" svg:width="17cm" svg:height="15.029cm" svg:x="2cm" svg:y="13cm" presentation:class="notes" presentation:user-transformed="true">
            <draw:text-box>
              <text:p>Use example of Drug court annual report.</text:p>
              <text:p>This is sent to the legislator annually.</text:p>
              <text:p>The report only presents final numbers, e.g. 76% positive result compared to 54% from probation alone.</text:p>
              <text:p>Without raw data to back these findings, the process to verify this information is very long and taxing and will most likely not be done.</text:p>
              <text:p/>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etter search</text:p>
          </draw:text-box>
        </draw:frame>
        <draw:frame presentation:style-name="pr5" draw:layer="layout" svg:width="25.2cm" svg:height="12.18cm" svg:x="1.4cm" svg:y="5cm" presentation:class="outline" presentation:placeholder="true" presentation:user-transformed="true">
          <draw:text-box/>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etter format of data</text:p>
          </draw:text-box>
        </draw:frame>
        <draw:frame presentation:style-name="pr5" draw:layer="layout" svg:width="25.2cm" svg:height="12.18cm" svg:x="1.4cm" svg:y="5cm" presentation:class="outline" presentation:user-transformed="true">
          <draw:text-box>
            <text:list text:style-name="L2">
              <text:list-header>
                <text:p>Results from online tools should present data in a computer readable format</text:p>
                <text:p>Easier for the public to have access to a bulk data service</text:p>
              </text:list-header>
            </text:list>
          </draw:text-box>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3" draw:layer="layout" svg:width="17cm" svg:height="14cm" svg:x="2cm" svg:y="13cm" presentation:class="notes" presentation:user-transformed="true">
            <draw:text-box>
              <text:p>Leave the best for las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language="zxx" fo:country="none" fo:font-style="normal" fo:text-shadow="none" style:text-underline-style="none" fo:font-weight="normal" style:letter-kerning="true" style:font-name-asian="Andale Sans UI"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language="zxx" fo:country="none" fo:font-style="normal" fo:text-shadow="none" style:text-underline-style="none" fo:font-weight="normal" style:letter-kerning="true" style:font-name-asian="Andale Sans UI" style:font-size-asian="44pt" style:language-asian="zxx" style:country-asian="none" style:font-style-asian="normal" style:font-weight-asian="normal" style:font-name-complex="Tahoma" style:font-size-complex="44pt" style:language-complex="zxx" style:country-complex="none"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9.3999996185303pt" fo:font-style="normal" fo:text-shadow="none" style:text-underline-style="none" fo:font-weight="normal" style:letter-kerning="true" style:font-name-asian="WenQuanYi Zen Hei" style:font-size-asian="29.3999996185303pt" style:font-style-asian="normal" style:font-weight-asian="normal" style:font-name-complex="Lohit Hindi"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size="36pt" fo:font-style="normal" fo:text-shadow="none" style:text-underline-style="none" fo:font-weight="normal" style:letter-kerning="true" style:font-name-asian="WenQuanYi Zen Hei" style:font-size-asian="36pt" style:font-style-asian="normal" style:font-weight-asian="normal" style:font-name-complex="Lohit Hindi"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7H20M6S</meta:editing-duration>
    <meta:editing-cycles>17</meta:editing-cycles>
    <meta:generator>LibreOffice/4.1.2.3$Windows_x86 LibreOffice_project/40b2d7fde7e8d2d7bc5a449dc65df4d08a7dd38</meta:generator>
    <dc:date>2013-10-17T03:22:29.769000000</dc:date>
    <meta:document-statistic meta:object-count="97"/>
  </office:meta>
</office:document-meta>
</file>